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ff0000"/>
    </style:style>
    <style:style style:name="P2" style:family="paragraph" style:parent-style-name="Standard">
      <style:text-properties fo:color="#3deb3d"/>
    </style:style>
    <style:style style:name="P3" style:family="paragraph" style:parent-style-name="Standard">
      <style:text-properties style:text-line-through-style="solid"/>
    </style:style>
    <style:style style:name="P4" style:family="paragraph" style:parent-style-name="Standard">
      <style:text-properties style:text-line-through-style="none"/>
    </style:style>
    <style:style style:name="T1" style:family="text">
      <style:text-properties fo:color="#ff0000"/>
    </style:style>
    <style:style style:name="T2" style:family="text">
      <style:text-properties fo:color="#3deb3d"/>
    </style:style>
    <style:style style:name="T3" style:family="text">
      <style:text-properties fo:color="#3deb3d" style:text-line-through-style="solid"/>
    </style:style>
    <style:style style:name="T4" style:family="text">
      <style:text-properties style:use-window-font-color="true"/>
    </style:style>
    <style:style style:name="T5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red</text:p>
      <text:p text:style-name="P2">Optional</text:p>
      <text:p text:style-name="Standard"/>
      <text:p text:style-name="Standard">The tags and properties in the xml is case-insensitive.</text:p>
      <text:p text:style-name="Standard"/>
      <text:p text:style-name="Standard">[File].addin</text:p>
      <text:p text:style-name="Standard">&lt;<text:span text:style-name="T1">AddIns</text:span>&gt;</text:p>
      <text:p text:style-name="Standard"><text:tab/>&lt;<text:span text:style-name="T1">AddIn</text:span> <text:span text:style-name="T2">FileName</text:span>=”FileName” &gt;</text:p>
      <text:p text:style-name="Standard"><text:tab/><text:tab/>&lt;<text:span text:style-name="T1">Commands</text:span>&gt;</text:p>
      <text:p text:style-name="Standard"><text:tab/><text:tab/><text:tab/>&lt;<text:span text:style-name="T1">Command</text:span> <text:span text:style-name="T1">Id</text:span>=”CommandId” <text:span text:style-name="T2">Startup</text:span>=”True” /&gt;</text:p>
      <text:p text:style-name="Standard"><text:tab/><text:tab/><text:tab/>&lt;<text:span text:style-name="T1">Command</text:span> <text:span text:style-name="T1">Id</text:span>=”CommandId2” <text:span text:style-name="T2">Startup</text:span>=”False” /&gt;</text:p>
      <text:p text:style-name="Standard"><text:tab/><text:tab/><text:tab/>&lt;<text:span text:style-name="T1">Command</text:span> <text:span text:style-name="T2">Starup</text:span>=”True”&gt;ID_Command3&lt;/<text:span text:style-name="T1">Command</text:span>&gt;</text:p>
      <text:p text:style-name="Standard"><text:tab/><text:tab/><text:tab/>&lt;<text:span text:style-name="T1">Command</text:span>&gt;ID_Command4&lt;/<text:span text:style-name="T1">Command</text:span>&gt; &lt;!--startup is fasle by default--&gt;</text:p>
      <text:p text:style-name="Standard"><text:tab/><text:tab/>&lt;/<text:span text:style-name="T1">Commands</text:span>&gt;</text:p>
      <text:p text:style-name="Standard"><text:tab/><text:tab/>&lt;<text:span text:style-name="T2">Handlers</text:span>&gt; </text:p>
      <text:p text:style-name="Standard"><text:tab/><text:tab/><text:tab/><text:span text:style-name="T5">&lt;</text:span><text:span text:style-name="T3">Accept</text:span><text:span text:style-name="T5">&gt;Accept&lt;/</text:span><text:span text:style-name="T3">Accept</text:span><text:span text:style-name="T5">&gt;</text:span></text:p>
      <text:p text:style-name="Standard"><text:tab/><text:tab/><text:tab/>&lt;<text:span text:style-name="T2">Execute</text:span>&gt;Execute&lt;/<text:span text:style-name="T2">Execute</text:span>&gt;</text:p>
      <text:p text:style-name="Standard"><text:tab/><text:tab/><text:tab/>&lt;<text:span text:style-name="T2">IsCheckable</text:span> /&gt; &lt;!--default value: false--&gt;</text:p>
      <text:p text:style-name="Standard"><text:tab/><text:tab/><text:tab/>&lt;<text:span text:style-name="T2">IsChecked</text:span> /&gt; &lt;!--default value: false--&gt;</text:p>
      <text:p text:style-name="Standard"><text:tab/><text:tab/><text:tab/>&lt;<text:span text:style-name="T2">IsEnabled</text:span> /&gt; &lt;!--default value: true--&gt;</text:p>
      <text:p text:style-name="Standard"><text:tab/><text:tab/><text:tab/>&lt;<text:span text:style-name="T2">IsVisible</text:span> /&gt; &lt;!--default value: true--&gt;</text:p>
      <text:p text:style-name="Standard"><text:tab/><text:tab/>&lt;/<text:span text:style-name="T2">Handlers</text:span>&gt;</text:p>
      <text:p text:style-name="Standard"><text:tab/>&lt;/<text:span text:style-name="T1">AddIn</text:span>&gt;</text:p>
      <text:p text:style-name="Standard"><text:tab/>&lt;<text:span text:style-name="T1">AddIn</text:span>&gt;</text:p>
      <text:p text:style-name="Standard"><text:tab/><text:tab/>&lt;<text:span text:style-name="T1">Commands</text:span>&gt;</text:p>
      <text:p text:style-name="Standard"><text:tab/><text:tab/><text:tab/>&lt;<text:span text:style-name="T1">Command</text:span> <text:span text:style-name="T1">Id</text:span>=”ID_Command5”/&gt;</text:p>
      <text:p text:style-name="Standard"><text:tab/><text:tab/>&lt;/<text:span text:style-name="T1">Commands</text:span>&gt;</text:p>
      <text:p text:style-name="Standard"><text:tab/>&lt;/<text:span text:style-name="T1">AddIn</text:span>&gt;</text:p>
      <text:p text:style-name="Standard">&lt;<text:span text:style-name="T1">/AddIns</text:span>&gt;</text:p>
      <text:p text:style-name="Standard"/>
      <text:p text:style-name="Standard">&lt;!--An addin defines some commands and some handlers provided by the shared library (dll) as indicated by filename. FileName is the base name without any type suffix. e.g. FileName=”MyAddin” to indicate MyAddin.dll on Windows. The shared library must be located in the same directory as the core application.--&gt;</text:p>
      <text:p text:style-name="Standard"/>
      <text:p text:style-name="Standard">&lt;!--A command is usually added as a menu. It can be triggered in the core application through GUI. Each command has an Id to identify itself. If a command has a duplicate Id then it will fail to register. --&gt;</text:p>
      <text:p text:style-name="Standard"/>
      <text:p text:style-name="Standard">&lt;!--A handler is an exported function with this signature: bool handler(wchar_t* commandId); The core component will call these handlers when a command is triggered by user.</text:p>
      <text:p text:style-name="Standard"><text:tab/>- If a handler is defined without any value like “&lt;IsEnabled/&gt;”, then the core component will assume its value is exactly the same as the tag. It's “IsEnabled” in this example”.</text:p>
      <text:p text:style-name="Standard"><text:tab/>- If a handler is not defined, then its default value will be used. e.g. IsCheckable uses “false” as its default value.</text:p>
      <text:p text:style-name="Standard"><text:tab/>- If the value of a handler tag can't be resolved as an exported function, it will be treated as undefined.<text:tab/></text:p>
      <text:p text:style-name="P3"><text:tab/>- To handle a command, the function Accept must return true. Otherwise all other handlers defined in this file will be skipped, and the core component will try to find another addin to handle this <text:soft-page-break/>command. If Accept is not defined, then it means this Addin won't handle any commands.</text:p>
      <text:p text:style-name="P3"><text:tab/>- A handler can not only handle the commands defined in current Addin file, but also the commands defined in other Addin files. A command can be handled by different addins at the same time, as long as they all accept the command. --&gt; </text:p>
      <text:p text:style-name="P4"><text:tab/>- A handler can not only handle the commands defined in current Addin file.</text:p>
      <text:p text:style-name="Standard"/>
      <text:p text:style-name="Standard">#TODO: to refine</text:p>
      <text:p text:style-name="Standard">File.ui</text:p>
      <text:p text:style-name="Standard">&lt;<text:span text:style-name="T1">UI</text:span>&gt;</text:p>
      <text:p text:style-name="Standard"><text:tab/>&lt;<text:span text:style-name="T1">MenuBar</text:span>&gt;</text:p>
      <text:p text:style-name="Standard"><text:tab/><text:tab/>&lt;<text:span text:style-name="T1">Menu</text:span> <text:span text:style-name="T1">CommandId</text:span><text:span text:style-name="T4">=”ID_Command”</text:span> <text:span text:style-name="T1">Text</text:span>=”localized display text” <text:span text:style-name="T2">Image</text:span>=”imageFileName” /&gt;</text:p>
      <text:p text:style-name="Standard"><text:tab/>&lt;/<text:span text:style-name="T1">MenuBar</text:span>&gt;</text:p>
      <text:p text:style-name="Standard">&lt;/<text:span text:style-name="T1">UI</text:span>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13T23:40:26.80</meta:creation-date>
    <dc:date>2011-07-23T17:25:24.59</dc:date>
    <meta:editing-duration>PT21H5M17S</meta:editing-duration>
    <meta:editing-cycles>32</meta:editing-cycles>
    <meta:generator>OOo-dev/3.4$Win32 OpenOffice.org_project/340m0$Build-9583</meta:generator>
    <meta:document-statistic meta:table-count="0" meta:image-count="0" meta:object-count="0" meta:page-count="2" meta:paragraph-count="43" meta:word-count="393" meta:character-count="2530"/>
  </office:meta>
</office:document-meta>
</file>